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Participant ID</text:p>
          </table:table-cell>
          <table:table-cell table:style-name="ce1" office:value-type="string" calcext:value-type="string" table:number-columns-spanned="3" table:number-rows-spanned="1">
            <text:p>Linear regression with basic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Linear regression with MFCC, Chroma andbasic</text:p>
          </table:table-cell>
          <table:covered-table-cell table:number-columns-repeated="2" table:style-name="ce1"/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% err PEF</text:p>
          </table:table-cell>
          <table:table-cell table:style-name="ce1" office:value-type="string" calcext:value-type="string">
            <text:p>% err FEV</text:p>
          </table:table-cell>
          <table:table-cell table:style-name="ce1" office:value-type="string" calcext:value-type="string">
            <text:p>% err FVC</text:p>
          </table:table-cell>
          <table:table-cell table:style-name="ce1" office:value-type="string" calcext:value-type="string">
            <text:p>% err PEF</text:p>
          </table:table-cell>
          <table:table-cell table:style-name="ce1" office:value-type="string" calcext:value-type="string">
            <text:p>% err FEV</text:p>
          </table:table-cell>
          <table:table-cell table:style-name="ce1" office:value-type="string" calcext:value-type="string">
            <text:p>% err FVC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LR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andom Fores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VR</text:p>
          </table:table-cell>
          <table:covered-table-cell table:number-columns-repeated="2" table:style-name="ce1"/>
        </table:table-row>
        <table:table-row table:style-name="ro1">
          <table:table-cell table:number-columns-repeated="9"/>
          <table:table-cell table:style-name="ce6" office:value-type="string" calcext:value-type="string">
            <text:p>% err PEF</text:p>
          </table:table-cell>
          <table:table-cell table:style-name="ce6" office:value-type="string" calcext:value-type="string">
            <text:p>% err FEV1</text:p>
          </table:table-cell>
          <table:table-cell table:style-name="ce6" office:value-type="string" calcext:value-type="string">
            <text:p>% err FVC</text:p>
          </table:table-cell>
          <table:table-cell table:style-name="ce6" office:value-type="string" calcext:value-type="string">
            <text:p>% err PEF</text:p>
          </table:table-cell>
          <table:table-cell table:style-name="ce6" office:value-type="string" calcext:value-type="string">
            <text:p>% err FEV1</text:p>
          </table:table-cell>
          <table:table-cell table:style-name="ce6" office:value-type="string" calcext:value-type="string">
            <text:p>% err FVC</text:p>
          </table:table-cell>
          <table:table-cell table:style-name="ce6" office:value-type="string" calcext:value-type="string">
            <text:p>% err PEF</text:p>
          </table:table-cell>
          <table:table-cell table:style-name="ce6" office:value-type="string" calcext:value-type="string">
            <text:p>% err FEV1</text:p>
          </table:table-cell>
          <table:table-cell table:style-name="ce6" office:value-type="string" calcext:value-type="string">
            <text:p>% err FVC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25.1032507829385-10" office:value-type="float" office:value="15.1032507829385" calcext:value-type="float">
            <text:p>15.1032507829385</text:p>
          </table:table-cell>
          <table:table-cell office:value-type="float" office:value="13.8582956804724" calcext:value-type="float">
            <text:p>13.8582956804724</text:p>
          </table:table-cell>
          <table:table-cell office:value-type="float" office:value="9.01979480903552" calcext:value-type="float">
            <text:p>9.01979480903552</text:p>
          </table:table-cell>
          <table:table-cell office:value-type="float" office:value="6.73680260533561" calcext:value-type="float">
            <text:p>6.73680260533561</text:p>
          </table:table-cell>
          <table:table-cell office:value-type="float" office:value="8.68805135004155" calcext:value-type="float">
            <text:p>8.68805135004155</text:p>
          </table:table-cell>
          <table:table-cell office:value-type="float" office:value="7.00290698945121" calcext:value-type="float">
            <text:p>7.00290698945121</text:p>
          </table:table-cell>
          <table:table-cell/>
          <table:table-cell office:value-type="string" calcext:value-type="string">
            <text:p>ID 5</text:p>
          </table:table-cell>
          <table:table-cell office:value-type="float" office:value="6.7" calcext:value-type="float">
            <text:p>6.7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5.6" calcext:value-type="float">
            <text:p>5.6</text:p>
          </table:table-cell>
          <table:table-cell office:value-type="float" office:value="9.2" calcext:value-type="float">
            <text:p>9.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4.4333716873001-20" office:value-type="float" office:value="4.4333716873001" calcext:value-type="float">
            <text:p>4.4333716873001</text:p>
          </table:table-cell>
          <table:table-cell office:value-type="float" office:value="8.47073620657902" calcext:value-type="float">
            <text:p>8.47073620657902</text:p>
          </table:table-cell>
          <table:table-cell office:value-type="float" office:value="7.26794116542081" calcext:value-type="float">
            <text:p>7.26794116542081</text:p>
          </table:table-cell>
          <table:table-cell office:value-type="float" office:value="3.47258969516329" calcext:value-type="float">
            <text:p>3.47258969516329</text:p>
          </table:table-cell>
          <table:table-cell office:value-type="float" office:value="4.8247406593656" calcext:value-type="float">
            <text:p>4.8247406593656</text:p>
          </table:table-cell>
          <table:table-cell office:value-type="float" office:value="5.97105133395289" calcext:value-type="float">
            <text:p>5.97105133395289</text:p>
          </table:table-cell>
          <table:table-cell/>
          <table:table-cell office:value-type="string" calcext:value-type="string">
            <text:p>ID 9</text:p>
          </table:table-cell>
          <table:table-cell office:value-type="float" office:value="7.9" calcext:value-type="float">
            <text:p>7.9</text:p>
          </table:table-cell>
          <table:table-cell office:value-type="float" office:value="8.9" calcext:value-type="float">
            <text:p>8.9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7.2" calcext:value-type="float">
            <text:p>7.2</text:p>
          </table:table-cell>
          <table:table-cell office:value-type="float" office:value="4.5" calcext:value-type="float">
            <text:p>4.5</text:p>
          </table:table-cell>
          <table:table-cell office:value-type="float" office:value="6.1" calcext:value-type="float">
            <text:p>6.1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5.1080747717496-20" office:value-type="float" office:value="5.1080747717496" calcext:value-type="float">
            <text:p>5.1080747717496</text:p>
          </table:table-cell>
          <table:table-cell office:value-type="float" office:value="7.44925849370962" calcext:value-type="float">
            <text:p>7.44925849370962</text:p>
          </table:table-cell>
          <table:table-cell office:value-type="float" office:value="5.80232017931547" calcext:value-type="float">
            <text:p>5.80232017931547</text:p>
          </table:table-cell>
          <table:table-cell office:value-type="float" office:value="5.05982196541461" calcext:value-type="float">
            <text:p>5.05982196541461</text:p>
          </table:table-cell>
          <table:table-cell office:value-type="float" office:value="6.54603906791489" calcext:value-type="float">
            <text:p>6.54603906791489</text:p>
          </table:table-cell>
          <table:table-cell office:value-type="float" office:value="5.32679638276291" calcext:value-type="float">
            <text:p>5.32679638276291</text:p>
          </table:table-cell>
          <table:table-cell/>
          <table:table-cell office:value-type="string" calcext:value-type="string">
            <text:p>Avg</text:p>
          </table:table-cell>
          <table:table-cell table:formula="of:=AVERAGE([.J5:.J6])" office:value-type="float" office:value="7.3" calcext:value-type="float">
            <text:p>7.3</text:p>
          </table:table-cell>
          <table:table-cell table:formula="of:=AVERAGE([.K5:.K6])" office:value-type="float" office:value="8.85" calcext:value-type="float">
            <text:p>8.85</text:p>
          </table:table-cell>
          <table:table-cell table:formula="of:=AVERAGE([.L5:.L6])" office:value-type="float" office:value="5.85" calcext:value-type="float">
            <text:p>5.85</text:p>
          </table:table-cell>
          <table:table-cell table:formula="of:=AVERAGE([.M5:.M6])" office:value-type="float" office:value="4.2" calcext:value-type="float">
            <text:p>4.2</text:p>
          </table:table-cell>
          <table:table-cell table:formula="of:=AVERAGE([.N5:.N6])" office:value-type="float" office:value="7" calcext:value-type="float">
            <text:p>7</text:p>
          </table:table-cell>
          <table:table-cell table:formula="of:=AVERAGE([.O5:.O6])" office:value-type="float" office:value="5.65" calcext:value-type="float">
            <text:p>5.65</text:p>
          </table:table-cell>
          <table:table-cell table:formula="of:=AVERAGE([.P5:.P6])" office:value-type="float" office:value="5.85" calcext:value-type="float">
            <text:p>5.85</text:p>
          </table:table-cell>
          <table:table-cell table:formula="of:=AVERAGE([.Q5:.Q6])" office:value-type="float" office:value="9.75" calcext:value-type="float">
            <text:p>9.75</text:p>
          </table:table-cell>
          <table:table-cell table:formula="of:=AVERAGE([.R5:.R6])" office:value-type="float" office:value="4.55" calcext:value-type="float">
            <text:p>4.5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24.4051176562078-14" office:value-type="float" office:value="10.4051176562078" calcext:value-type="float">
            <text:p>10.4051176562078</text:p>
          </table:table-cell>
          <table:table-cell office:value-type="float" office:value="10.6888678429035" calcext:value-type="float">
            <text:p>10.6888678429035</text:p>
          </table:table-cell>
          <table:table-cell office:value-type="float" office:value="6.79450531375988" calcext:value-type="float">
            <text:p>6.79450531375988</text:p>
          </table:table-cell>
          <table:table-cell office:value-type="float" office:value="7.85337176446516" calcext:value-type="float">
            <text:p>7.85337176446516</text:p>
          </table:table-cell>
          <table:table-cell office:value-type="float" office:value="8.87619723749255" calcext:value-type="float">
            <text:p>8.87619723749255</text:p>
          </table:table-cell>
          <table:table-cell office:value-type="float" office:value="4.65145355536161" calcext:value-type="float">
            <text:p>4.6514535553616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24.3262004953567-20" office:value-type="float" office:value="4.3262004953567" calcext:value-type="float">
            <text:p>4.3262004953567</text:p>
          </table:table-cell>
          <table:table-cell office:value-type="float" office:value="7.97281297520375" calcext:value-type="float">
            <text:p>7.97281297520375</text:p>
          </table:table-cell>
          <table:table-cell office:value-type="float" office:value="7.94316743628642" calcext:value-type="float">
            <text:p>7.94316743628642</text:p>
          </table:table-cell>
          <table:table-cell office:value-type="float" office:value="4.03920568087128" calcext:value-type="float">
            <text:p>4.03920568087128</text:p>
          </table:table-cell>
          <table:table-cell office:value-type="float" office:value="6.15021125150093" calcext:value-type="float">
            <text:p>6.15021125150093</text:p>
          </table:table-cell>
          <table:table-cell office:value-type="float" office:value="5.29020714748929" calcext:value-type="float">
            <text:p>5.2902071474892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96495083339" calcext:value-type="float">
            <text:p>3.596495083339</text:p>
          </table:table-cell>
          <table:table-cell office:value-type="float" office:value="7.52888214085869" calcext:value-type="float">
            <text:p>7.52888214085869</text:p>
          </table:table-cell>
          <table:table-cell office:value-type="float" office:value="7.24846271842131" calcext:value-type="float">
            <text:p>7.24846271842131</text:p>
          </table:table-cell>
          <table:table-cell office:value-type="float" office:value="5.75882800445794" calcext:value-type="float">
            <text:p>5.75882800445794</text:p>
          </table:table-cell>
          <table:table-cell office:value-type="float" office:value="6.98840470498903" calcext:value-type="float">
            <text:p>6.98840470498903</text:p>
          </table:table-cell>
          <table:table-cell office:value-type="float" office:value="5.60512454396123" calcext:value-type="float">
            <text:p>5.6051245439612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.8168489478012-9" office:value-type="float" office:value="3.8168489478012" calcext:value-type="float">
            <text:p>3.8168489478012</text:p>
          </table:table-cell>
          <table:table-cell office:value-type="float" office:value="6.3239663355608" calcext:value-type="float">
            <text:p>6.3239663355608</text:p>
          </table:table-cell>
          <table:table-cell office:value-type="float" office:value="6.09612629331761" calcext:value-type="float">
            <text:p>6.09612629331761</text:p>
          </table:table-cell>
          <table:table-cell office:value-type="float" office:value="2.47584393941031" calcext:value-type="float">
            <text:p>2.47584393941031</text:p>
          </table:table-cell>
          <table:table-cell office:value-type="float" office:value="6.181883841178" calcext:value-type="float">
            <text:p>6.181883841178</text:p>
          </table:table-cell>
          <table:table-cell office:value-type="float" office:value="6.70143958648524" calcext:value-type="float">
            <text:p>6.70143958648524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1.9500901324121-6" office:value-type="float" office:value="5.9500901324121" calcext:value-type="float">
            <text:p>5.9500901324121</text:p>
          </table:table-cell>
          <table:table-cell office:value-type="float" office:value="7.51602644348362" calcext:value-type="float">
            <text:p>7.51602644348362</text:p>
          </table:table-cell>
          <table:table-cell office:value-type="float" office:value="5.90049764086311" calcext:value-type="float">
            <text:p>5.90049764086311</text:p>
          </table:table-cell>
          <table:table-cell office:value-type="float" office:value="4.12130534675437" calcext:value-type="float">
            <text:p>4.12130534675437</text:p>
          </table:table-cell>
          <table:table-cell office:value-type="float" office:value="5.8853551639616" calcext:value-type="float">
            <text:p>5.8853551639616</text:p>
          </table:table-cell>
          <table:table-cell office:value-type="float" office:value="5.7797769739403" calcext:value-type="float">
            <text:p>5.779776973940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735867823489" calcext:value-type="float">
            <text:p>5.0735867823489</text:p>
          </table:table-cell>
          <table:table-cell office:value-type="float" office:value="8.06902785760188" calcext:value-type="float">
            <text:p>8.06902785760188</text:p>
          </table:table-cell>
          <table:table-cell office:value-type="float" office:value="7.67628312897993" calcext:value-type="float">
            <text:p>7.67628312897993</text:p>
          </table:table-cell>
          <table:table-cell office:value-type="float" office:value="5.14494110650942" calcext:value-type="float">
            <text:p>5.14494110650942</text:p>
          </table:table-cell>
          <table:table-cell office:value-type="float" office:value="6.95868686693279" calcext:value-type="float">
            <text:p>6.95868686693279</text:p>
          </table:table-cell>
          <table:table-cell office:value-type="float" office:value="6.02606388845339" calcext:value-type="float">
            <text:p>6.02606388845339</text:p>
          </table:table-cell>
          <table:table-cell table:number-columns-repeated="2"/>
          <table:table-cell table:style-name="ce8" office:value-type="string" calcext:value-type="string" table:number-columns-spanned="3" table:number-rows-spanned="1">
            <text:p>LR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Random Forest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SVR</text:p>
          </table:table-cell>
          <table:covered-table-cell table:number-columns-repeated="2" table:style-name="ce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7939595093277" calcext:value-type="float">
            <text:p>4.07939595093277</text:p>
          </table:table-cell>
          <table:table-cell office:value-type="float" office:value="7.1025998407464" calcext:value-type="float">
            <text:p>7.1025998407464</text:p>
          </table:table-cell>
          <table:table-cell office:value-type="float" office:value="5.11160985244844" calcext:value-type="float">
            <text:p>5.11160985244844</text:p>
          </table:table-cell>
          <table:table-cell office:value-type="float" office:value="4.19034353594246" calcext:value-type="float">
            <text:p>4.19034353594246</text:p>
          </table:table-cell>
          <table:table-cell office:value-type="float" office:value="6.80596323858086" calcext:value-type="float">
            <text:p>6.80596323858086</text:p>
          </table:table-cell>
          <table:table-cell office:value-type="float" office:value="5.36041887720186" calcext:value-type="float">
            <text:p>5.36041887720186</text:p>
          </table:table-cell>
          <table:table-cell table:number-columns-repeated="2"/>
          <table:table-cell table:style-name="ce1" office:value-type="string" calcext:value-type="string">
            <text:p>% err PEF</text:p>
          </table:table-cell>
          <table:table-cell table:style-name="ce1" office:value-type="string" calcext:value-type="string">
            <text:p>% err FEV1</text:p>
          </table:table-cell>
          <table:table-cell table:style-name="ce1" office:value-type="string" calcext:value-type="string">
            <text:p>% err FVC</text:p>
          </table:table-cell>
          <table:table-cell table:style-name="ce1" office:value-type="string" calcext:value-type="string">
            <text:p>% err PEF</text:p>
          </table:table-cell>
          <table:table-cell table:style-name="ce1" office:value-type="string" calcext:value-type="string">
            <text:p>% err FEV1</text:p>
          </table:table-cell>
          <table:table-cell table:style-name="ce1" office:value-type="string" calcext:value-type="string">
            <text:p>% err FVC</text:p>
          </table:table-cell>
          <table:table-cell table:style-name="ce1" office:value-type="string" calcext:value-type="string">
            <text:p>% err PEF</text:p>
          </table:table-cell>
          <table:table-cell table:style-name="ce1" office:value-type="string" calcext:value-type="string">
            <text:p>% err FEV1</text:p>
          </table:table-cell>
          <table:table-cell table:style-name="ce1" office:value-type="string" calcext:value-type="string">
            <text:p>% err FV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3218448599279" calcext:value-type="float">
            <text:p>4.63218448599279</text:p>
          </table:table-cell>
          <table:table-cell office:value-type="float" office:value="8.07386339695376" calcext:value-type="float">
            <text:p>8.07386339695376</text:p>
          </table:table-cell>
          <table:table-cell office:value-type="float" office:value="7.1054623282872" calcext:value-type="float">
            <text:p>7.1054623282872</text:p>
          </table:table-cell>
          <table:table-cell office:value-type="float" office:value="4.22502609028481" calcext:value-type="float">
            <text:p>4.22502609028481</text:p>
          </table:table-cell>
          <table:table-cell office:value-type="float" office:value="6.5403931537032" calcext:value-type="float">
            <text:p>6.5403931537032</text:p>
          </table:table-cell>
          <table:table-cell office:value-type="float" office:value="5.61741058231515" calcext:value-type="float">
            <text:p>5.61741058231515</text:p>
          </table:table-cell>
          <table:table-cell/>
          <table:table-cell office:value-type="string" calcext:value-type="string">
            <text:p>Avg</text:p>
          </table:table-cell>
          <table:table-cell office:value-type="float" office:value="5.2" calcext:value-type="float">
            <text:p>5.2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office:value-type="float" office:value="10.2" calcext:value-type="float">
            <text:p>10.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3323247786508" calcext:value-type="float">
            <text:p>3.93323247786508</text:p>
          </table:table-cell>
          <table:table-cell office:value-type="float" office:value="7.25202516532156" calcext:value-type="float">
            <text:p>7.25202516532156</text:p>
          </table:table-cell>
          <table:table-cell office:value-type="float" office:value="6.06712674010832" calcext:value-type="float">
            <text:p>6.06712674010832</text:p>
          </table:table-cell>
          <table:table-cell office:value-type="float" office:value="3.56222708510218" calcext:value-type="float">
            <text:p>3.56222708510218</text:p>
          </table:table-cell>
          <table:table-cell office:value-type="float" office:value="5.82510572353374" calcext:value-type="float">
            <text:p>5.82510572353374</text:p>
          </table:table-cell>
          <table:table-cell office:value-type="float" office:value="4.56640505499727" calcext:value-type="float">
            <text:p>4.56640505499727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6191543899149" calcext:value-type="float">
            <text:p>4.76191543899149</text:p>
          </table:table-cell>
          <table:table-cell office:value-type="float" office:value="8.99844246102214" calcext:value-type="float">
            <text:p>8.99844246102214</text:p>
          </table:table-cell>
          <table:table-cell office:value-type="float" office:value="8.38255306989246" calcext:value-type="float">
            <text:p>8.38255306989246</text:p>
          </table:table-cell>
          <table:table-cell office:value-type="float" office:value="3.22903467199604" calcext:value-type="float">
            <text:p>3.22903467199604</text:p>
          </table:table-cell>
          <table:table-cell office:value-type="float" office:value="6.20342549626194" calcext:value-type="float">
            <text:p>6.20342549626194</text:p>
          </table:table-cell>
          <table:table-cell office:value-type="float" office:value="6.8483426219538" calcext:value-type="float">
            <text:p>6.848342621953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3133601185997" calcext:value-type="float">
            <text:p>6.83133601185997</text:p>
          </table:table-cell>
          <table:table-cell office:value-type="float" office:value="8.09930582587778" calcext:value-type="float">
            <text:p>8.09930582587778</text:p>
          </table:table-cell>
          <table:table-cell office:value-type="float" office:value="5.10526785572466" calcext:value-type="float">
            <text:p>5.10526785572466</text:p>
          </table:table-cell>
          <table:table-cell office:value-type="float" office:value="5.67511365066417" calcext:value-type="float">
            <text:p>5.67511365066417</text:p>
          </table:table-cell>
          <table:table-cell office:value-type="float" office:value="5.81291880732223" calcext:value-type="float">
            <text:p>5.81291880732223</text:p>
          </table:table-cell>
          <table:table-cell office:value-type="float" office:value="5.82237498009508" calcext:value-type="float">
            <text:p>5.82237498009508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1613204707379" calcext:value-type="float">
            <text:p>5.41613204707379</text:p>
          </table:table-cell>
          <table:table-cell office:value-type="float" office:value="9.32300678731439" calcext:value-type="float">
            <text:p>9.32300678731439</text:p>
          </table:table-cell>
          <table:table-cell office:value-type="float" office:value="6.8883414758106" calcext:value-type="float">
            <text:p>6.8883414758106</text:p>
          </table:table-cell>
          <table:table-cell office:value-type="float" office:value="4.04046333987542" calcext:value-type="float">
            <text:p>4.04046333987542</text:p>
          </table:table-cell>
          <table:table-cell office:value-type="float" office:value="9.1361199619297" calcext:value-type="float">
            <text:p>9.1361199619297</text:p>
          </table:table-cell>
          <table:table-cell office:value-type="float" office:value="4.43972300905239" calcext:value-type="float">
            <text:p>4.43972300905239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38895333155038" calcext:value-type="float">
            <text:p>4.38895333155038</text:p>
          </table:table-cell>
          <table:table-cell office:value-type="float" office:value="7.799976596078" calcext:value-type="float">
            <text:p>7.799976596078</text:p>
          </table:table-cell>
          <table:table-cell office:value-type="float" office:value="5.04349331354204" calcext:value-type="float">
            <text:p>5.04349331354204</text:p>
          </table:table-cell>
          <table:table-cell office:value-type="float" office:value="4.50026657846482" calcext:value-type="float">
            <text:p>4.50026657846482</text:p>
          </table:table-cell>
          <table:table-cell office:value-type="float" office:value="6.1686442621081" calcext:value-type="float">
            <text:p>6.1686442621081</text:p>
          </table:table-cell>
          <table:table-cell office:value-type="float" office:value="5.00089072423833" calcext:value-type="float">
            <text:p>5.0008907242383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21321094655189" calcext:value-type="float">
            <text:p>5.21321094655189</text:p>
          </table:table-cell>
          <table:table-cell office:value-type="float" office:value="7.71417119660905" calcext:value-type="float">
            <text:p>7.71417119660905</text:p>
          </table:table-cell>
          <table:table-cell office:value-type="float" office:value="5.14932849300754" calcext:value-type="float">
            <text:p>5.14932849300754</text:p>
          </table:table-cell>
          <table:table-cell office:value-type="float" office:value="2.23495257831865" calcext:value-type="float">
            <text:p>2.23495257831865</text:p>
          </table:table-cell>
          <table:table-cell office:value-type="float" office:value="5.95285441216961" calcext:value-type="float">
            <text:p>5.95285441216961</text:p>
          </table:table-cell>
          <table:table-cell office:value-type="float" office:value="5.22484551289955" calcext:value-type="float">
            <text:p>5.2248455128995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0208193959844" calcext:value-type="float">
            <text:p>4.60208193959844</text:p>
          </table:table-cell>
          <table:table-cell office:value-type="float" office:value="7.40368185328968" calcext:value-type="float">
            <text:p>7.40368185328968</text:p>
          </table:table-cell>
          <table:table-cell office:value-type="float" office:value="8.77364634040616" calcext:value-type="float">
            <text:p>8.77364634040616</text:p>
          </table:table-cell>
          <table:table-cell office:value-type="float" office:value="4.25722232818818" calcext:value-type="float">
            <text:p>4.25722232818818</text:p>
          </table:table-cell>
          <table:table-cell office:value-type="float" office:value="6.74857295590559" calcext:value-type="float">
            <text:p>6.74857295590559</text:p>
          </table:table-cell>
          <table:table-cell office:value-type="float" office:value="4.07140363783722" calcext:value-type="float">
            <text:p>4.07140363783722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22])/18" office:value-type="float" office:value="5.64841549832614" calcext:value-type="float">
            <text:p>5.64841549832614</text:p>
          </table:table-cell>
          <table:table-cell table:formula="of:=SUM([.C5:.C22])/18" office:value-type="float" office:value="8.31360817219922" calcext:value-type="float">
            <text:p>8.31360817219922</text:p>
          </table:table-cell>
          <table:table-cell table:formula="of:=SUM([.D5:.D22])/18" office:value-type="float" office:value="6.74310711970153" calcext:value-type="float">
            <text:p>6.74310711970153</text:p>
          </table:table-cell>
          <table:table-cell table:formula="of:=SUM([.E5:.E22])/18" office:value-type="float" office:value="4.47651999817882" calcext:value-type="float">
            <text:p>4.47651999817882</text:p>
          </table:table-cell>
          <table:table-cell table:formula="of:=SUM([.F5:.F22])/18" office:value-type="float" office:value="6.68297600860511" calcext:value-type="float">
            <text:p>6.68297600860511</text:p>
          </table:table-cell>
          <table:table-cell table:formula="of:=SUM([.G5:.G22])/18" office:value-type="float" office:value="5.51703530013604" calcext:value-type="float">
            <text:p>5.517035300136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5:.B22])" office:value-type="float" office:value="2.81873071331926" calcext:value-type="float">
            <text:p>2.81873071331926</text:p>
          </table:table-cell>
          <table:table-cell table:formula="of:=STDEV([.C5:.C22])" office:value-type="float" office:value="1.68347800026884" calcext:value-type="float">
            <text:p>1.68347800026884</text:p>
          </table:table-cell>
          <table:table-cell table:formula="of:=STDEV([.D5:.D22])" office:value-type="float" office:value="1.28874620812729" calcext:value-type="float">
            <text:p>1.28874620812729</text:p>
          </table:table-cell>
          <table:table-cell table:formula="of:=STDEV([.E5:.E22])" office:value-type="float" office:value="1.40395865637938" calcext:value-type="float">
            <text:p>1.40395865637938</text:p>
          </table:table-cell>
          <table:table-cell table:formula="of:=STDEV([.F5:.F22])" office:value-type="float" office:value="1.14329165997174" calcext:value-type="float">
            <text:p>1.14329165997174</text:p>
          </table:table-cell>
          <table:table-cell table:formula="of:=STDEV([.G5:.G22])" office:value-type="float" office:value="0.818739397192873" calcext:value-type="float">
            <text:p>0.81873939719287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 (on paper)</text:p>
          </table:table-cell>
          <table:table-cell office:value-type="float" office:value="4.6" calcext:value-type="float">
            <text:p>4.6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 table:number-columns-spanned="3" table:number-rows-spanned="2">
            <text:p>Old results did not include participant 5 and participant 6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 (on paper)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covered-table-cell table:number-columns-repeated="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2:15:56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5:00:19.251000000</meta:creation-date>
    <dc:date>2021-05-12T14:24:08.595000000</dc:date>
    <meta:editing-duration>PT17M39S</meta:editing-duration>
    <meta:editing-cycles>5</meta:editing-cycles>
    <meta:generator>LibreOffice/6.2.3.2$Windows_X86_64 LibreOffice_project/aecc05fe267cc68dde00352a451aa867b3b546ac</meta:generator>
    <meta:document-statistic meta:table-count="1" meta:cell-count="232" meta:object-count="0"/>
  </office:meta>
</office:document-meta>
</file>